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ums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9202" calcext:value-type="float">
            <text:p>920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8558" calcext:value-type="float">
            <text:p>8558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</table:table-row>
        <table:table-row table:style-name="ro1"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float" office:value="8434" calcext:value-type="float">
            <text:p>8434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9442" calcext:value-type="float">
            <text:p>94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</table:table-row>
        <table:table-row table:style-name="ro1"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9446" calcext:value-type="float">
            <text:p>9446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9178" calcext:value-type="float">
            <text:p>9178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9949" calcext:value-type="float">
            <text:p>9949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9719" calcext:value-type="float">
            <text:p>9719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9747" calcext:value-type="float">
            <text:p>9747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9187" calcext:value-type="float">
            <text:p>91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9352" calcext:value-type="float">
            <text:p>935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9423" calcext:value-type="float">
            <text:p>9423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9078" calcext:value-type="float">
            <text:p>907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355" calcext:value-type="float">
            <text:p>9355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8331" calcext:value-type="float">
            <text:p>8331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9623" calcext:value-type="float">
            <text:p>9623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8926" calcext:value-type="float">
            <text:p>8926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9297" calcext:value-type="float">
            <text:p>929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9097" calcext:value-type="float">
            <text:p>9097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9442" calcext:value-type="float">
            <text:p>9442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9624" calcext:value-type="float">
            <text:p>9624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8945" calcext:value-type="float">
            <text:p>8945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9302" calcext:value-type="float">
            <text:p>9302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8558" calcext:value-type="float">
            <text:p>8558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9238" calcext:value-type="float">
            <text:p>9238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9628" calcext:value-type="float">
            <text:p>9628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9281" calcext:value-type="float">
            <text:p>928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8932" calcext:value-type="float">
            <text:p>893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9391" calcext:value-type="float">
            <text:p>939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563" calcext:value-type="float">
            <text:p>8563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9336" calcext:value-type="float">
            <text:p>933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9678" calcext:value-type="float">
            <text:p>9678</text:p>
          </table:table-cell>
        </table:table-row>
        <table:table-row table:style-name="ro1"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8664" calcext:value-type="float">
            <text:p>8664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8357" calcext:value-type="float">
            <text:p>8357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9584" calcext:value-type="float">
            <text:p>9584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8866" calcext:value-type="float">
            <text:p>8866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14" calcext:value-type="float">
            <text:p>9314</text:p>
          </table:table-cell>
        </table:table-row>
        <table:table-row table:style-name="ro1"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9499" calcext:value-type="float">
            <text:p>94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9087" calcext:value-type="float">
            <text:p>9087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</table:table-row>
        <table:table-row table:style-name="ro1"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8366" calcext:value-type="float">
            <text:p>836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</table:table-row>
        <table:table-row table:style-name="ro1"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8904" calcext:value-type="float">
            <text:p>8904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9773" calcext:value-type="float">
            <text:p>9773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9787" calcext:value-type="float">
            <text:p>978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9221" calcext:value-type="float">
            <text:p>9221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</table:table-row>
        <table:table-row table:style-name="ro1">
          <table:table-cell office:value-type="float" office:value="9329" calcext:value-type="float">
            <text:p>9329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float" office:value="8343" calcext:value-type="float">
            <text:p>8343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9766" calcext:value-type="float">
            <text:p>9766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8631" calcext:value-type="float">
            <text:p>863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9409" calcext:value-type="float">
            <text:p>9409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8776" calcext:value-type="float">
            <text:p>8776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9703" calcext:value-type="float">
            <text:p>9703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</table:table-row>
        <table:table-row table:style-name="ro1">
          <table:table-cell office:value-type="float" office:value="9332" calcext:value-type="float">
            <text:p>9332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9427" calcext:value-type="float">
            <text:p>942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8576" calcext:value-type="float">
            <text:p>8576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729" calcext:value-type="float">
            <text:p>9729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8503" calcext:value-type="float">
            <text:p>8503</text:p>
          </table:table-cell>
        </table:table-row>
        <table:table-row table:style-name="ro1"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8318" calcext:value-type="float">
            <text:p>8318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9475" calcext:value-type="float">
            <text:p>9475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9496" calcext:value-type="float">
            <text:p>9496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303" calcext:value-type="float">
            <text:p>9303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8776" calcext:value-type="float">
            <text:p>877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9503" calcext:value-type="float">
            <text:p>950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9436" calcext:value-type="float">
            <text:p>943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9146" calcext:value-type="float">
            <text:p>9146</text:p>
          </table:table-cell>
        </table:table-row>
        <table:table-row table:style-name="ro1">
          <table:table-cell office:value-type="float" office:value="9366" calcext:value-type="float">
            <text:p>9366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9358" calcext:value-type="float">
            <text:p>9358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8342" calcext:value-type="float">
            <text:p>8342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9499" calcext:value-type="float">
            <text:p>9499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198" calcext:value-type="float">
            <text:p>9198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9538" calcext:value-type="float">
            <text:p>9538</text:p>
          </table:table-cell>
        </table:table-row>
        <table:table-row table:style-name="ro1">
          <table:table-cell office:value-type="float" office:value="9055" calcext:value-type="float">
            <text:p>9055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9573" calcext:value-type="float">
            <text:p>9573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8582" calcext:value-type="float">
            <text:p>8582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9074" calcext:value-type="float">
            <text:p>9074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8575" calcext:value-type="float">
            <text:p>8575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545" calcext:value-type="float">
            <text:p>8545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9253" calcext:value-type="float">
            <text:p>9253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8995" calcext:value-type="float">
            <text:p>8995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9628" calcext:value-type="float">
            <text:p>9628</text:p>
          </table:table-cell>
        </table:table-row>
        <table:table-row table:style-name="ro1">
          <table:table-cell office:value-type="float" office:value="9271" calcext:value-type="float">
            <text:p>9271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8712" calcext:value-type="float">
            <text:p>8712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9286" calcext:value-type="float">
            <text:p>9286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</table:table-row>
        <table:table-row table:style-name="ro1"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</table:table-row>
        <table:table-row table:style-name="ro1">
          <table:table-cell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8859" calcext:value-type="float">
            <text:p>8859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492" calcext:value-type="float">
            <text:p>9492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8544" calcext:value-type="float">
            <text:p>8544</text:p>
          </table:table-cell>
        </table:table-row>
        <table:table-row table:style-name="ro1">
          <table:table-cell office:value-type="float" office:value="8929" calcext:value-type="float">
            <text:p>8929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8995" calcext:value-type="float">
            <text:p>8995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8827" calcext:value-type="float">
            <text:p>8827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8536" calcext:value-type="float">
            <text:p>853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9432" calcext:value-type="float">
            <text:p>9432</text:p>
          </table:table-cell>
        </table:table-row>
        <table:table-row table:style-name="ro1"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9983" calcext:value-type="float">
            <text:p>9983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9475" calcext:value-type="float">
            <text:p>9475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8615" calcext:value-type="float">
            <text:p>8615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float" office:value="9098" calcext:value-type="float">
            <text:p>9098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8952" calcext:value-type="float">
            <text:p>895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9087" calcext:value-type="float">
            <text:p>9087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571" calcext:value-type="float">
            <text:p>8571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9538" calcext:value-type="float">
            <text:p>9538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8603" calcext:value-type="float">
            <text:p>86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9935" calcext:value-type="float">
            <text:p>9935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9154" calcext:value-type="float">
            <text:p>9154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8654" calcext:value-type="float">
            <text:p>865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</table:table-row>
        <table:table-row table:style-name="ro1">
          <table:table-cell office:value-type="float" office:value="9757" calcext:value-type="float">
            <text:p>9757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float" office:value="9718" calcext:value-type="float">
            <text:p>9718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9469" calcext:value-type="float">
            <text:p>9469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9686" calcext:value-type="float">
            <text:p>9686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464" calcext:value-type="float">
            <text:p>9464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</table:table-row>
        <table:table-row table:style-name="ro1">
          <table:table-cell office:value-type="float" office:value="9318" calcext:value-type="float">
            <text:p>931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</table:table-row>
        <table:table-row table:style-name="ro1">
          <table:table-cell office:value-type="float" office:value="9384" calcext:value-type="float">
            <text:p>9384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8587" calcext:value-type="float">
            <text:p>8587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9692" calcext:value-type="float">
            <text:p>96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989" calcext:value-type="float">
            <text:p>8989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942" calcext:value-type="float">
            <text:p>99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</table:table-row>
        <table:table-row table:style-name="ro1"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9683" calcext:value-type="float">
            <text:p>9683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8494" calcext:value-type="float">
            <text:p>849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9289" calcext:value-type="float">
            <text:p>9289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9126" calcext:value-type="float">
            <text:p>9126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</table:table-row>
        <table:table-row table:style-name="ro1">
          <table:table-cell office:value-type="float" office:value="8979" calcext:value-type="float">
            <text:p>897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8543" calcext:value-type="float">
            <text:p>8543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8758" calcext:value-type="float">
            <text:p>8758</text:p>
          </table:table-cell>
        </table:table-row>
        <table:table-row table:style-name="ro1">
          <table:table-cell office:value-type="float" office:value="9897" calcext:value-type="float">
            <text:p>9897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8594" calcext:value-type="float">
            <text:p>8594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9629" calcext:value-type="float">
            <text:p>9629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9702" calcext:value-type="float">
            <text:p>970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9313" calcext:value-type="float">
            <text:p>93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8633" calcext:value-type="float">
            <text:p>8633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9023" calcext:value-type="float">
            <text:p>9023</text:p>
          </table:table-cell>
        </table:table-row>
        <table:table-row table:style-name="ro1">
          <table:table-cell office:value-type="float" office:value="9452" calcext:value-type="float">
            <text:p>9452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8288" calcext:value-type="float">
            <text:p>8288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9489" calcext:value-type="float">
            <text:p>9489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9297" calcext:value-type="float">
            <text:p>9297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</table:table-row>
        <table:table-row table:style-name="ro1">
          <table:table-cell office:value-type="float" office:value="8989" calcext:value-type="float">
            <text:p>8989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9242" calcext:value-type="float">
            <text:p>924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9259" calcext:value-type="float">
            <text:p>9259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9864" calcext:value-type="float">
            <text:p>9864</text:p>
          </table:table-cell>
        </table:table-row>
        <table:table-row table:style-name="ro1">
          <table:table-cell office:value-type="float" office:value="9619" calcext:value-type="float">
            <text:p>9619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</table:table-row>
        <table:table-row table:style-name="ro1">
          <table:table-cell office:value-type="float" office:value="9395" calcext:value-type="float">
            <text:p>939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9296" calcext:value-type="float">
            <text:p>9296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9466" calcext:value-type="float">
            <text:p>9466</text:p>
          </table:table-cell>
        </table:table-row>
        <table:table-row table:style-name="ro1"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9097" calcext:value-type="float">
            <text:p>9097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9758" calcext:value-type="float">
            <text:p>9758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8769" calcext:value-type="float">
            <text:p>876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9747" calcext:value-type="float">
            <text:p>9747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8564" calcext:value-type="float">
            <text:p>8564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371" calcext:value-type="float">
            <text:p>8371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371" calcext:value-type="float">
            <text:p>937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9722" calcext:value-type="float">
            <text:p>9722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8434" calcext:value-type="float">
            <text:p>8434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</table:table-row>
        <table:table-row table:style-name="ro1"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9354" calcext:value-type="float">
            <text:p>9354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float" office:value="9198" calcext:value-type="float">
            <text:p>9198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8859" calcext:value-type="float">
            <text:p>885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9158" calcext:value-type="float">
            <text:p>9158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float" office:value="9675" calcext:value-type="float">
            <text:p>9675</text:p>
          </table:table-cell>
        </table:table-row>
        <table:table-row table:style-name="ro1">
          <table:table-cell office:value-type="float" office:value="9183" calcext:value-type="float">
            <text:p>9183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float" office:value="9969" calcext:value-type="float">
            <text:p>9969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549" calcext:value-type="float">
            <text:p>9549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9766" calcext:value-type="float">
            <text:p>976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8963" calcext:value-type="float">
            <text:p>8963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63" calcext:value-type="float">
            <text:p>976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9807" calcext:value-type="float">
            <text:p>9807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</table:table-row>
        <table:table-row table:style-name="ro1">
          <table:table-cell office:value-type="float" office:value="8437" calcext:value-type="float">
            <text:p>8437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</table:table-row>
        <table:table-row table:style-name="ro1">
          <table:table-cell office:value-type="float" office:value="9694" calcext:value-type="float">
            <text:p>9694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9435" calcext:value-type="float">
            <text:p>943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8544" calcext:value-type="float">
            <text:p>8544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8951" calcext:value-type="float">
            <text:p>8951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9389" calcext:value-type="float">
            <text:p>938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9445" calcext:value-type="float">
            <text:p>944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8813" calcext:value-type="float">
            <text:p>881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9134" calcext:value-type="float">
            <text:p>9134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9229" calcext:value-type="float">
            <text:p>9229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9188" calcext:value-type="float">
            <text:p>9188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9992" calcext:value-type="float">
            <text:p>9992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8653" calcext:value-type="float">
            <text:p>8653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9992" calcext:value-type="float">
            <text:p>9992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float" office:value="9629" calcext:value-type="float">
            <text:p>9629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</table:table-row>
        <table:table-row table:style-name="ro1">
          <table:table-cell office:value-type="float" office:value="9624" calcext:value-type="float">
            <text:p>9624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617" calcext:value-type="float">
            <text:p>96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727" calcext:value-type="float">
            <text:p>9727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float" office:value="8972" calcext:value-type="float">
            <text:p>8972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8487" calcext:value-type="float">
            <text:p>848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9752" calcext:value-type="float">
            <text:p>975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</table:table-row>
        <table:table-row table:style-name="ro1"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9182" calcext:value-type="float">
            <text:p>9182</text:p>
          </table:table-cell>
        </table:table-row>
        <table:table-row table:style-name="ro1">
          <table:table-cell office:value-type="float" office:value="9747" calcext:value-type="float">
            <text:p>9747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9243" calcext:value-type="float">
            <text:p>9243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9647" calcext:value-type="float">
            <text:p>9647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9125" calcext:value-type="float">
            <text:p>9125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9898" calcext:value-type="float">
            <text:p>9898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8669" calcext:value-type="float">
            <text:p>8669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</table:table-row>
        <table:table-row table:style-name="ro1">
          <table:table-cell office:value-type="float" office:value="9671" calcext:value-type="float">
            <text:p>967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9098" calcext:value-type="float">
            <text:p>909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</table:table-row>
        <table:table-row table:style-name="ro1"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float" office:value="9538" calcext:value-type="float">
            <text:p>953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float" office:value="9087" calcext:value-type="float">
            <text:p>908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9726" calcext:value-type="float">
            <text:p>9726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float" office:value="9524" calcext:value-type="float">
            <text:p>9524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float" office:value="9349" calcext:value-type="float">
            <text:p>9349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8955" calcext:value-type="float">
            <text:p>8955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9758" calcext:value-type="float">
            <text:p>9758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8853" calcext:value-type="float">
            <text:p>8853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9417" calcext:value-type="float">
            <text:p>9417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</table:table-row>
        <table:table-row table:style-name="ro1">
          <table:table-cell office:value-type="float" office:value="8798" calcext:value-type="float">
            <text:p>8798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8509" calcext:value-type="float">
            <text:p>8509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9658" calcext:value-type="float">
            <text:p>9658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8947" calcext:value-type="float">
            <text:p>8947</text:p>
          </table:table-cell>
        </table:table-row>
        <table:table-row table:style-name="ro1"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9507" calcext:value-type="float">
            <text:p>9507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9731" calcext:value-type="float">
            <text:p>9731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float" office:value="8576" calcext:value-type="float">
            <text:p>8576</text:p>
          </table:table-cell>
        </table:table-row>
        <table:table-row table:style-name="ro1">
          <table:table-cell office:value-type="float" office:value="8578" calcext:value-type="float">
            <text:p>8578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9623" calcext:value-type="float">
            <text:p>9623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8586" calcext:value-type="float">
            <text:p>8586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9721" calcext:value-type="float">
            <text:p>9721</text:p>
          </table:table-cell>
        </table:table-row>
        <table:table-row table:style-name="ro1"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9275" calcext:value-type="float">
            <text:p>9275</text:p>
          </table:table-cell>
        </table:table-row>
        <table:table-row table:style-name="ro1"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</table:table-row>
        <table:table-row table:style-name="ro1">
          <table:table-cell office:value-type="float" office:value="9734" calcext:value-type="float">
            <text:p>973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9890" calcext:value-type="float">
            <text:p>9890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9262" calcext:value-type="float">
            <text:p>9262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9125" calcext:value-type="float">
            <text:p>9125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9781" calcext:value-type="float">
            <text:p>9781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8578" calcext:value-type="float">
            <text:p>8578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9342" calcext:value-type="float">
            <text:p>9342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9756" calcext:value-type="float">
            <text:p>9756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9896" calcext:value-type="float">
            <text:p>9896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9917" calcext:value-type="float">
            <text:p>9917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float" office:value="8587" calcext:value-type="float">
            <text:p>8587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9188" calcext:value-type="float">
            <text:p>918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9097" calcext:value-type="float">
            <text:p>9097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9438" calcext:value-type="float">
            <text:p>9438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9195" calcext:value-type="float">
            <text:p>9195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9773" calcext:value-type="float">
            <text:p>97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679" calcext:value-type="float">
            <text:p>9679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9023" calcext:value-type="float">
            <text:p>9023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9684" calcext:value-type="float">
            <text:p>968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9361" calcext:value-type="float">
            <text:p>936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9527" calcext:value-type="float">
            <text:p>9527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9398" calcext:value-type="float">
            <text:p>939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9766" calcext:value-type="float">
            <text:p>9766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float" office:value="9505" calcext:value-type="float">
            <text:p>9505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9345" calcext:value-type="float">
            <text:p>9345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8393" calcext:value-type="float">
            <text:p>8393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9572" calcext:value-type="float">
            <text:p>9572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9863" calcext:value-type="float">
            <text:p>9863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9206" calcext:value-type="float">
            <text:p>9206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46" calcext:value-type="float">
            <text:p>914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8955" calcext:value-type="float">
            <text:p>8955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315" calcext:value-type="float">
            <text:p>831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9667" calcext:value-type="float">
            <text:p>9667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float" office:value="9793" calcext:value-type="float">
            <text:p>9793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9833" calcext:value-type="float">
            <text:p>9833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8561" calcext:value-type="float">
            <text:p>856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9628" calcext:value-type="float">
            <text:p>9628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9731" calcext:value-type="float">
            <text:p>9731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9724" calcext:value-type="float">
            <text:p>9724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9507" calcext:value-type="float">
            <text:p>9507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9445" calcext:value-type="float">
            <text:p>94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9847" calcext:value-type="float">
            <text:p>9847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9252" calcext:value-type="float">
            <text:p>9252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8594" calcext:value-type="float">
            <text:p>8594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8434" calcext:value-type="float">
            <text:p>8434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float" office:value="9332" calcext:value-type="float">
            <text:p>9332</text:p>
          </table:table-cell>
        </table:table-row>
        <table:table-row table:style-name="ro1"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9289" calcext:value-type="float">
            <text:p>928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9713" calcext:value-type="float">
            <text:p>9713</text:p>
          </table:table-cell>
        </table:table-row>
        <table:table-row table:style-name="ro1"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</table:table-row>
        <table:table-row table:style-name="ro1">
          <table:table-cell office:value-type="float" office:value="9187" calcext:value-type="float">
            <text:p>918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9778" calcext:value-type="float">
            <text:p>9778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9303" calcext:value-type="float">
            <text:p>9303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</table:table-row>
        <table:table-row table:style-name="ro1"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8261" calcext:value-type="float">
            <text:p>8261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9777" calcext:value-type="float">
            <text:p>977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9479" calcext:value-type="float">
            <text:p>9479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8346" calcext:value-type="float">
            <text:p>8346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</table:table-row>
        <table:table-row table:style-name="ro1"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8589" calcext:value-type="float">
            <text:p>8589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9157" calcext:value-type="float">
            <text:p>9157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8857" calcext:value-type="float">
            <text:p>8857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8356" calcext:value-type="float">
            <text:p>8356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9953" calcext:value-type="float">
            <text:p>995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9435" calcext:value-type="float">
            <text:p>9435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8961" calcext:value-type="float">
            <text:p>8961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8346" calcext:value-type="float">
            <text:p>8346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9685" calcext:value-type="float">
            <text:p>9685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9221" calcext:value-type="float">
            <text:p>922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</table:table-row>
        <table:table-row table:style-name="ro1">
          <table:table-cell office:value-type="float" office:value="9703" calcext:value-type="float">
            <text:p>9703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</table:table-row>
        <table:table-row table:style-name="ro1"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9678" calcext:value-type="float">
            <text:p>9678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9735" calcext:value-type="float">
            <text:p>9735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8798" calcext:value-type="float">
            <text:p>879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517" calcext:value-type="float">
            <text:p>85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float" office:value="9886" calcext:value-type="float">
            <text:p>98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float" office:value="8366" calcext:value-type="float">
            <text:p>836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8631" calcext:value-type="float">
            <text:p>8631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8775" calcext:value-type="float">
            <text:p>8775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9213" calcext:value-type="float">
            <text:p>921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9445" calcext:value-type="float">
            <text:p>9445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float" office:value="9719" calcext:value-type="float">
            <text:p>9719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9853" calcext:value-type="float">
            <text:p>9853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9505" calcext:value-type="float">
            <text:p>9505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float" office:value="9549" calcext:value-type="float">
            <text:p>9549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9221" calcext:value-type="float">
            <text:p>9221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9955" calcext:value-type="float">
            <text:p>9955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8861" calcext:value-type="float">
            <text:p>8861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262" calcext:value-type="float">
            <text:p>9262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</table:table-row>
        <table:table-row table:style-name="ro1">
          <table:table-cell office:value-type="float" office:value="8447" calcext:value-type="float">
            <text:p>8447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8356" calcext:value-type="float">
            <text:p>8356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9861" calcext:value-type="float">
            <text:p>98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8422" calcext:value-type="float">
            <text:p>842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9149" calcext:value-type="float">
            <text:p>91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</table:table-row>
        <table:table-row table:style-name="ro1">
          <table:table-cell office:value-type="float" office:value="9573" calcext:value-type="float">
            <text:p>9573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9677" calcext:value-type="float">
            <text:p>9677</text:p>
          </table:table-cell>
        </table:table-row>
        <table:table-row table:style-name="ro1"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</table:table-row>
        <table:table-row table:style-name="ro1">
          <table:table-cell office:value-type="float" office:value="8764" calcext:value-type="float">
            <text:p>8764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9619" calcext:value-type="float">
            <text:p>9619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709" calcext:value-type="float">
            <text:p>9709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</table:table-row>
        <table:table-row table:style-name="ro1">
          <table:table-cell office:value-type="float" office:value="9598" calcext:value-type="float">
            <text:p>9598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9477" calcext:value-type="float">
            <text:p>9477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8494" calcext:value-type="float">
            <text:p>849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9498" calcext:value-type="float">
            <text:p>9498</text:p>
          </table:table-cell>
        </table:table-row>
        <table:table-row table:style-name="ro1">
          <table:table-cell office:value-type="float" office:value="8603" calcext:value-type="float">
            <text:p>8603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8786" calcext:value-type="float">
            <text:p>8786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9862" calcext:value-type="float">
            <text:p>9862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66" calcext:value-type="float">
            <text:p>906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8506" calcext:value-type="float">
            <text:p>850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</table:table-row>
        <table:table-row table:style-name="ro1">
          <table:table-cell office:value-type="float" office:value="9723" calcext:value-type="float">
            <text:p>9723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8337" calcext:value-type="float">
            <text:p>8337</text:p>
          </table:table-cell>
        </table:table-row>
        <table:table-row table:style-name="ro1"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float" office:value="9347" calcext:value-type="float">
            <text:p>9347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9706" calcext:value-type="float">
            <text:p>970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9149" calcext:value-type="float">
            <text:p>9149</text:p>
          </table:table-cell>
        </table:table-row>
        <table:table-row table:style-name="ro1"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9431" calcext:value-type="float">
            <text:p>943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9896" calcext:value-type="float">
            <text:p>9896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9863" calcext:value-type="float">
            <text:p>9863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9117" calcext:value-type="float">
            <text:p>9117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9646" calcext:value-type="float">
            <text:p>9646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9355" calcext:value-type="float">
            <text:p>9355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9097" calcext:value-type="float">
            <text:p>9097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9273" calcext:value-type="float">
            <text:p>9273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8787" calcext:value-type="float">
            <text:p>8787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float" office:value="9896" calcext:value-type="float">
            <text:p>98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9484" calcext:value-type="float">
            <text:p>9484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8403" calcext:value-type="float">
            <text:p>840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</table:table-row>
        <table:table-row table:style-name="ro1"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9781" calcext:value-type="float">
            <text:p>9781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9881" calcext:value-type="float">
            <text:p>98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9768" calcext:value-type="float">
            <text:p>9768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9866" calcext:value-type="float">
            <text:p>9866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9527" calcext:value-type="float">
            <text:p>9527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9906" calcext:value-type="float">
            <text:p>990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</table:table-row>
        <table:table-row table:style-name="ro1">
          <table:table-cell office:value-type="float" office:value="9169" calcext:value-type="float">
            <text:p>916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8629" calcext:value-type="float">
            <text:p>8629</text:p>
          </table:table-cell>
        </table:table-row>
        <table:table-row table:style-name="ro1">
          <table:table-cell office:value-type="float" office:value="9693" calcext:value-type="float">
            <text:p>969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9229" calcext:value-type="float">
            <text:p>9229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8395" calcext:value-type="float">
            <text:p>8395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9467" calcext:value-type="float">
            <text:p>9467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9293" calcext:value-type="float">
            <text:p>9293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9446" calcext:value-type="float">
            <text:p>9446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8988" calcext:value-type="float">
            <text:p>8988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</table:table-row>
        <table:table-row table:style-name="ro1">
          <table:table-cell office:value-type="float" office:value="9698" calcext:value-type="float">
            <text:p>96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8435" calcext:value-type="float">
            <text:p>8435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9734" calcext:value-type="float">
            <text:p>9734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float" office:value="8684" calcext:value-type="float">
            <text:p>8684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8593" calcext:value-type="float">
            <text:p>8593</text:p>
          </table:table-cell>
        </table:table-row>
        <table:table-row table:style-name="ro1">
          <table:table-cell office:value-type="float" office:value="8764" calcext:value-type="float">
            <text:p>8764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8839" calcext:value-type="float">
            <text:p>883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9642" calcext:value-type="float">
            <text:p>96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</table:table-row>
        <table:table-row table:style-name="ro1"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8543" calcext:value-type="float">
            <text:p>8543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</table:table-row>
        <table:table-row table:style-name="ro1">
          <table:table-cell office:value-type="float" office:value="8403" calcext:value-type="float">
            <text:p>8403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9996" calcext:value-type="float">
            <text:p>9996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9115" calcext:value-type="float">
            <text:p>9115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9374" calcext:value-type="float">
            <text:p>937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9665" calcext:value-type="float">
            <text:p>9665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</table:table-row>
        <table:table-row table:style-name="ro1">
          <table:table-cell office:value-type="float" office:value="9718" calcext:value-type="float">
            <text:p>97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9389" calcext:value-type="float">
            <text:p>9389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float" office:value="9814" calcext:value-type="float">
            <text:p>9814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8468" calcext:value-type="float">
            <text:p>846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</table:table-row>
        <table:table-row table:style-name="ro1">
          <table:table-cell office:value-type="float" office:value="9359" calcext:value-type="float">
            <text:p>9359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9815" calcext:value-type="float">
            <text:p>98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8561" calcext:value-type="float">
            <text:p>8561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</table:table-row>
        <table:table-row table:style-name="ro1"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</table:table-row>
        <table:table-row table:style-name="ro1">
          <table:table-cell office:value-type="float" office:value="9298" calcext:value-type="float">
            <text:p>9298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9675" calcext:value-type="float">
            <text:p>9675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float" office:value="9055" calcext:value-type="float">
            <text:p>905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8952" calcext:value-type="float">
            <text:p>8952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8378" calcext:value-type="float">
            <text:p>8378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956" calcext:value-type="float">
            <text:p>8956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8531" calcext:value-type="float">
            <text:p>8531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8393" calcext:value-type="float">
            <text:p>8393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6:12:42.074000000</meta:creation-date>
    <dc:date>2022-10-04T16:18:26.036000000</dc:date>
    <meta:editing-duration>PT5M45S</meta:editing-duration>
    <meta:editing-cycles>1</meta:editing-cycles>
    <meta:document-statistic meta:table-count="1" meta:cell-count="10001" meta:object-count="0"/>
    <meta:generator>LibreOffice/7.3.2.2$Windows_X86_64 LibreOffice_project/49f2b1bff42cfccbd8f788c8dc32c1c309559be0</meta:generator>
  </office:meta>
</office:document-meta>
</file>